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03.01. (UPGRADEFINANCIAL) Upgrade Preparations<text:span text:style-name="T4"/></text:p>
      <text:p text:style-name="P15">03.01. 01. Analysis and concept<text:span text:style-name="T4"/></text:p>
      <text:p text:style-name="P15">Objectives:</text:p>
      <text:p text:style-name="P17">Assess if the preparations were performed in a way that ensured minimum risk and maximum efficiency of the upgrade operation</text:p>
      <text:p text:style-name="P15"/>
      <text:p text:style-name="P15">Criteria:</text:p>
      <text:p text:style-name="P18">clear concept of what should be upgraded, what is critical and what is optional</text:p>
      <text:p text:style-name="P16"/>
      <text:p text:style-name="P15">Information Required:</text:p>
      <text:p text:style-name="P18">Documented concept and analysis documentation
Minutes of management meetings</text:p>
      <text:p text:style-name="P16"/>
      <text:p text:style-name="P15">Analysis Method:</text:p>
      <text:p text:style-name="P18">It is of utmost importance to have a clear concept of what should be upgraded, in which scope and at what cost. The concept should be supported by an reliable analysis of needs and possibilities. Weak concept may result in additional yet unnecessary tasks, time and money waste at later phases of the project with. Sometimes those cause failure of the upgrade, which goals cannot be reached just because resources were spent on additional activities.

Effective IT Strategy can reflect general ability of organisations for prioritising goals and provide necessary instruments to reach them. Looking for a methodical support you can use IT Audit Handbook part on IT Governance – IT Strategy and planning and content of matrix on Business Needs Identification, Direction and Monitoring and on IT Strategy.</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03.01. (UPGRADEFINANCIAL) Upgrade Preparations<text:span text:style-name="T4"/></text:p>
      <text:p text:style-name="P15">03.01. 01. Analysis and concept<text:span text:style-name="T4"/></text:p>
      <text:p text:style-name="P15">Objectives:</text:p>
      <text:p text:style-name="P17">Assess if the preparations were performed in a way that ensured minimum risk and maximum efficiency of the upgrade operation</text:p>
      <text:p text:style-name="P15"/>
      <text:p text:style-name="P15">Criteria:</text:p>
      <text:p text:style-name="P18">clear concept of what should be upgraded, what is critical and what is optional</text:p>
      <text:p text:style-name="P16"/>
      <text:p text:style-name="P15">Information Required:</text:p>
      <text:p text:style-name="P18">Documented concept and analysis documentation
Minutes of management meetings</text:p>
      <text:p text:style-name="P16"/>
      <text:p text:style-name="P15">Analysis Method:</text:p>
      <text:p text:style-name="P18">It is of utmost importance to have a clear concept of what should be upgraded, in which scope and at what cost. The concept should be supported by an reliable analysis of needs and possibilities. Weak concept may result in additional yet unnecessary tasks, time and money waste at later phases of the project with. Sometimes those cause failure of the upgrade, which goals cannot be reached just because resources were spent on additional activities.

Effective IT Strategy can reflect general ability of organisations for prioritising goals and provide necessary instruments to reach them. Looking for a methodical support you can use IT Audit Handbook part on IT Governance – IT Strategy and planning and content of matrix on Business Needs Identification, Direction and Monitoring and on IT Strategy.</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